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4.387cm" svg:height="8.561cm" svg:x="0cm" svg:y="5.816cm">
            <draw:object draw:notify-on-update-of-ranges="Лист1.A1:Лист1.A11 Лист1.B1:Лист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249cm" svg:height="8.748cm" svg:x="0cm" svg:y="15.553cm">
            <draw:object draw:notify-on-update-of-ranges="Лист1.A1:Лист1.A11 Лист1.C1:Лист1.C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892">
            <text:p>8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23">
            <text:p>732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57">
            <text:p>1985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66">
            <text:p>3006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466">
            <text:p>85466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1867">
            <text:p>401867</text:p>
          </table:table-cell>
          <table:table-cell office:value-type="float" office:value="11.2">
            <text:p>11,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4137">
            <text:p>2984137</text:p>
          </table:table-cell>
          <table:table-cell office:value-type="float" office:value="267">
            <text:p>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19:12:37</dc:date>
    <dc:creator>stas </dc:creator>
    <meta:generator>LibreOffice/3.5$Linux_X86_64 LibreOffice_project/350m1$Build-2</meta:generator>
    <meta:editing-duration>P0D</meta:editing-duration>
    <meta:editing-cycles>2</meta:editing-cycles>
    <meta:printed-by>stas </meta:printed-by>
    <meta:print-date>2012-09-11T10:09:42</meta:print-date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regression-type="exponential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8cm" svg:height="8.562cm" xlink:href=".." xlink:type="simple" chart:class="chart:scatter" chart:style-name="ch1">
        <chart:title svg:x="3.327cm" svg:y="0.307cm" chart:style-name="ch2">
          <text:p>Зависимость числа файлов от слоя</text:p>
        </chart:title>
        <chart:plot-area chart:style-name="ch3" table:cell-range-address="Лист1.A1:Лист1.B11" svg:x="1.298cm" svg:y="1.599cm" svg:width="12.516cm" svg:height="5.811cm">
          <chartooo:coordinate-region svg:x="2.845cm" svg:y="1.798cm" svg:width="10.782cm" svg:height="4.965cm"/>
          <chart:axis chart:dimension="x" chart:name="primary-x" chart:style-name="ch4">
            <chart:title svg:x="7.102cm" svg:y="7.581cm" chart:style-name="ch5">
              <text:p>Слой</text:p>
            </chart:title>
            <chart:grid chart:class="major"/>
          </chart:axis>
          <chart:axis chart:dimension="y" chart:name="primary-y" chart:style-name="ch4">
            <chart:title svg:x="0.451cm" svg:y="5.646cm" chart:style-name="ch6">
              <text:p>Число файлов</text:p>
            </chart:title>
            <chart:grid chart:class="major"/>
          </chart:axis>
          <chart:series chart:style-name="ch7" chart:values-cell-range-address="Лист1.B1:Лист1.B11" chart:class="chart:scatter">
            <chart:domain table:cell-range-address="Лист1.A1:Лист1.A11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1">
                <text:p>1</text:p>
                <draw:g>
                  <svg:desc>Лист1.B1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066">
                <text:p>3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5466">
                <text:p>85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1867">
                <text:p>401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984137">
                <text:p>2984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regression-type="exponential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cm" svg:height="8.749cm" xlink:href=".." xlink:type="simple" chart:class="chart:scatter" chart:style-name="ch1">
        <chart:title svg:x="3.047cm" svg:y="0.31cm" chart:style-name="ch2">
          <text:p>Зависимость времени работы от слоя</text:p>
        </chart:title>
        <chart:plot-area chart:style-name="ch3" table:cell-range-address="Лист1.A1:Лист1.A11 Лист1.C1:Лист1.C11" svg:x="1.296cm" svg:y="1.611cm" svg:width="12.384cm" svg:height="5.983cm">
          <chartooo:coordinate-region svg:x="2.103cm" svg:y="1.81cm" svg:width="11.39cm" svg:height="5.137cm"/>
          <chart:axis chart:dimension="x" chart:name="primary-x" chart:style-name="ch4">
            <chart:title svg:x="7.034cm" svg:y="7.768cm" chart:style-name="ch5">
              <text:p>Слой</text:p>
            </chart:title>
            <chart:grid chart:class="major"/>
          </chart:axis>
          <chart:axis chart:dimension="y" chart:name="primary-y" chart:style-name="ch4">
            <chart:title svg:x="0.451cm" svg:y="5.149cm" chart:style-name="ch6">
              <text:p>Время</text:p>
            </chart:title>
            <chart:grid chart:class="major"/>
          </chart:axis>
          <chart:series chart:style-name="ch7" chart:values-cell-range-address="Лист1.C1:Лист1.C11" chart:class="chart:scatter">
            <chart:domain table:cell-range-address="Лист1.A1:Лист1.A11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0">
                <text:p>0</text:p>
                <draw:g>
                  <svg:desc>Лист1.C1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